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4A000001C737AE8C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background-color="transparent"/>
    </style:style>
    <style:style style:name="P7" style:family="paragraph" style:parent-style-name="Table_20_Contents">
      <style:text-properties officeooo:rsid="0020bed0" officeooo:paragraph-rsid="0020bed0" fo:background-color="transparent"/>
    </style:style>
    <style:style style:name="P8" style:family="paragraph" style:parent-style-name="Table_20_Contents">
      <style:text-properties officeooo:rsid="0020bed0" officeooo:paragraph-rsid="0020bed0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Liberation Sans1" fo:font-size="11pt" style:font-size-asian="11pt" style:font-size-complex="11pt"/>
    </style:style>
    <style:style style:name="P10" style:family="paragraph" style:parent-style-name="Standard" style:master-page-name="Standard">
      <style:paragraph-properties fo:text-align="end" style:justify-single-word="false" style:page-number="auto"/>
    </style:style>
    <style:style style:name="P11" style:family="paragraph" style:parent-style-name="Standard" style:list-style-name="L1">
      <style:paragraph-properties fo:margin-top="0cm" fo:margin-bottom="0cm" loext:contextual-spacing="false" fo:line-height="100%" fo:widows="1"/>
      <style:text-properties fo:font-variant="normal" fo:text-transform="none" fo:color="#000000" style:font-name="Liberation Sans1" fo:font-size="11pt" fo:letter-spacing="normal" fo:font-style="normal" fo:font-weight="normal" officeooo:rsid="0020bed0" officeooo:paragraph-rsid="0020bed0" fo:background-color="transparent" style:font-size-asian="11pt" style:font-size-complex="11pt" fo:padding="0cm" fo:border="none"/>
    </style:style>
    <style:style style:name="P12" style:family="paragraph" style:parent-style-name="Text_20_body" style:master-page-name="Převést_20_1">
      <style:paragraph-properties fo:margin-top="0.499cm" fo:margin-bottom="0.499cm" loext:contextual-spacing="false" style:page-numb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3" style:family="paragraph" style:parent-style-name="Table_20_Contents">
      <style:text-properties officeooo:rsid="00228cf6" officeooo:paragraph-rsid="00228cf6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officeooo:rsid="001c58d1"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ac458"/>
    </style:style>
    <style:style style:name="T7" style:family="text">
      <style:text-properties officeooo:rsid="001c732f"/>
    </style:style>
    <style:style style:name="T8" style:family="text">
      <style:text-properties officeooo:rsid="001dd709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dd709" fo:background-color="transparent" loext:char-shading-value="0"/>
    </style:style>
    <style:style style:name="T11" style:family="text">
      <style:text-properties officeooo:rsid="0020bed0"/>
    </style:style>
    <style:style style:name="T12" style:family="text">
      <style:text-properties officeooo:rsid="00228cf6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p. zn. PKS Pha <text:span text:style-name="T3">__</text:span>/2016</text:p>
      <text:p text:style-name="P4">Zadávací list </text:p>
      <text:p text:style-name="P2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4">Zadavatel</text:span><text:span text:style-name="T5">:</text:span></text:p>
          </table:table-cell>
          <table:table-cell table:style-name="Tabulka1.A1" office:value-type="string">
            <text:p text:style-name="Table_20_Contents"><text:span text:style-name="T4">Česká pirátská strana</text:span>, krajské sdružení Praha, kontakty:</text:p>
            <text:p text:style-name="Table_20_Contents"><text:span text:style-name="T11">Mikuláš Ferjenčík</text:span>, <text:a xlink:type="simple" xlink:href="mailto:mikulas.ferjencik@pirati.cz" text:style-name="Internet_20_link" text:visited-style-name="Visited_20_Internet_20_Link"><text:span text:style-name="Internet_20_link">mikulas.ferjencik@pirati.cz</text:span></text:a></text:p>
            <text:p text:style-name="P13">vedoucí mediálního odboru České pirátské strany</text:p>
            <text:p text:style-name="Table_20_Contents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Dodavatel</text:span><text:span text:style-name="T5">:</text:span></text:p>
          </table:table-cell>
          <table:table-cell table:style-name="Tabulka1.A1" office:value-type="string">
            <text:p text:style-name="P8"><text:span text:style-name="T10">M</text:span><text:span text:style-name="T9">ichaela Krausová, nar. 8. 10. 1992, místo podnikání Praha-Radotín, IČO 04688490, </text:span><text:a xlink:type="simple" xlink:href="mailto:michaela.krausova@pirati.cz" text:style-name="Internet_20_link" text:visited-style-name="Visited_20_Internet_20_Link"><text:span text:style-name="T9">michaela.krausova@pirati.cz</text:span></text:a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ý úkol</text:span>:</text:p>
          </table:table-cell>
          <table:table-cell table:style-name="Tabulka1.A1" office:value-type="string">
            <text:list xml:id="list7412221449885193357" text:style-name="L1">
              <text:list-item>
                <text:p text:style-name="P11">Zjistit kolik chtějí jednotlivé kraje kusů <text:span text:style-name="T12">Pirátských listů</text:span>.</text:p>
              </text:list-item>
              <text:list-item>
                <text:p text:style-name="P11">Zorganizovat výběrové řízení na tiskárnu <text:span text:style-name="T12">Pirátských listů</text:span></text:p>
              </text:list-item>
              <text:list-item>
                <text:p text:style-name="P11">Zajistit funkční šablonu <text:span text:style-name="T12">Pirátských listů</text:span>, která bude odpovídat požadavkům vybrané tiskárny na technické aspekty tisku.</text:p>
              </text:list-item>
              <text:list-item>
                <text:p text:style-name="P11">Koordinovat tvorbu obsahu celostátní části <text:span text:style-name="T12">Pirátských listů</text:span> (zajistit, že bude včas hotová)</text:p>
              </text:list-item>
              <text:list-item>
                <text:p text:style-name="P11">Předávání know how <text:span text:style-name="T12">ohledně Pirátských listů jednotlivým krajským sdružením</text:span>, pomoc s tvorbou harmonogramů atp.</text:p>
              </text:list-item>
              <text:list-item>
                <text:p text:style-name="P11">Pomoci produkčním týmům jednotlivých mutací <text:span text:style-name="T12">Pirátských listů</text:span>.</text:p>
              </text:list-item>
              <text:list-item>
                <text:p text:style-name="P11">Operativně další související věci, které se <text:span text:style-name="T12">v souvislosti s tvorbou Pirátských listů</text:span> objeví</text:p>
              </text:list-item>
            </text:list>
            <text:p text:style-name="P9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Smluvní typ</text:span>:</text:p>
          </table:table-cell>
          <table:table-cell table:style-name="Tabulka1.A1" office:value-type="string">
            <text:p text:style-name="Table_20_Contents"><text:span text:style-name="T8">příkazní </text:span>smlouva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Místo plnění</text:span>:</text:p>
          </table:table-cell>
          <table:table-cell table:style-name="Tabulka1.A1" office:value-type="string">
            <text:p text:style-name="Table_20_Contents">Praha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Odměna</text:span>:</text:p>
          </table:table-cell>
          <table:table-cell table:style-name="Tabulka1.A1" office:value-type="string">
            <text:p text:style-name="P6"><text:span text:style-name="T11">8</text:span> 000 – <text:span text:style-name="T6">12</text:span> 000 Kč<text:span text:style-name="T7"> </text:span>(slovy: v rozmezí <text:span text:style-name="T11">osmi</text:span> až <text:span text:style-name="T11">dvanácti</text:span> tisíc korun českých) <text:span text:style-name="T7">měsíčně za 80 h odvedené práce. V případě, odvede-li dodavatel méně práce, bude poměrným způsobem odměna krácena.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Termín provedení</text:span>:</text:p>
          </table:table-cell>
          <table:table-cell table:style-name="Tabulka1.A1" office:value-type="string">
            <text:p text:style-name="P7">31. října 2016</text:p>
          </table:table-cell>
        </table:table-row>
      </table:table>
      <text:p text:style-name="P3">Vztah mezi smluvními stranami se dále řídí podmínkami zadavatele pro placené úkoly zveřejněnými <text:span text:style-name="T8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8">https://www.pirati.cz/rules/ppu</text:span></text:a><text:span text:style-name="T8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5">Potvrzení</text:p>
          </table:table-cell>
          <table:table-cell table:style-name="Tabulka2.A1" office:value-type="string">
            <text:p text:style-name="P5">Den</text:p>
          </table:table-cell>
          <table:table-cell table:style-name="Tabulka2.A1" office:value-type="string">
            <text:p text:style-name="Table_20_Contents"><text:span text:style-name="T4">Za zadavatele</text:span><text:span text:style-name="T5">:</text:span></text:p>
          </table:table-cell>
          <table:table-cell table:style-name="Tabulka2.A1" office:value-type="string">
            <text:p text:style-name="Table_20_Contents"><text:span text:style-name="T4">Za dodavatele</text:span><text:span text:style-name="T5">:</text:span></text:p>
          </table:table-cell>
        </table:table-row>
        <table:table-row table:style-name="Tabulka2.2">
          <table:table-cell table:style-name="Tabulka2.A1" office:value-type="string">
            <text:p text:style-name="Table_20_Contents">Uzavření smlouvy:</text:p>
          </table:table-cell>
          <table:table-cell table:style-name="Tabulka2.A1" office:value-type="string">
            <text:p text:style-name="P6"><text:span text:style-name="T11">8</text:span>. <text:span text:style-name="T11">srpna</text:span> 2016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_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37AE8CA5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08-09T11:10:59.955713009</dc:date>
    <meta:editing-cycles>95</meta:editing-cycles>
    <meta:editing-duration>P24DT12H54M23S</meta:editing-duration>
    <meta:generator>LibreOffice/4.4.6.3$Linux_X86_64 LibreOffice_project/40m0$Build-3</meta:generator>
    <meta:document-statistic meta:table-count="2" meta:image-count="1" meta:object-count="0" meta:page-count="2" meta:paragraph-count="36" meta:word-count="238" meta:character-count="1725" meta:non-whitespace-character-count="1526"/>
    <meta:user-defined meta:name="Informace 1"/>
    <meta:user-defined meta:name="Informace 2"/>
    <meta:user-defined meta:name="Informace 3"/>
    <meta:user-defined meta:name="Informace 4"/>
  </office:meta>
</office:document-meta>
</file>